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indent="0.464cm" style:auto-text-indent="false"/>
    </style:style>
    <style:style style:name="P3" style:family="paragraph" style:parent-style-name="Standard">
      <style:paragraph-properties fo:margin-left="8.504cm" fo:margin-right="0cm" fo:text-indent="0cm" style:auto-text-indent="false"/>
    </style:style>
    <style:style style:name="P4" style:family="paragraph" style:parent-style-name="Standard">
      <style:paragraph-properties fo:margin-left="8.504cm" fo:margin-right="0cm" fo:text-align="start" style:justify-single-word="false" fo:text-indent="0cm" style:auto-text-indent="false"/>
    </style:style>
    <style:style style:name="P5" style:family="paragraph" style:parent-style-name="Standard" style:list-style-name="L1">
      <style:paragraph-properties fo:margin-left="0cm" fo:margin-right="0cm" fo:text-indent="0.464cm" style:auto-text-indent="false"/>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Директору <text:s/>ООО «Эксист – М», </text:p>
      <text:p text:style-name="P4">Юр. адрес: 105120, РФ, г.Москва, Костомаровский пер., д.3, стр.4 , </text:p>
      <text:p text:style-name="P4">ИНН: 7709726613, ОГРН: 1077746370470 <text:line-break/>от Кузнецова Андрея Владимировича<text:line-break/>проживающего по адресу:<text:line-break/>142641, РФ, М. о. Орехово-Зуевский р-он, д.Давыдово, ул. 2-ой микрорайон, д.28, кв. 83<text:line-break/>тел. 8(910)431-88-48</text:p>
      <text:p text:style-name="P3"/>
      <text:p text:style-name="Standard"/>
      <text:p text:style-name="P1"><text:span text:style-name="Strong_20_Emphasis">ПРЕТЕНЗИЯ</text:span></text:p>
      <text:p text:style-name="P2">13.11.2011г. мной была приобретена в Вашем магазине (адрес: М.О. Орехово-Зуево, ул. Урицкого, д. 58) накладка заднего бампера далее «запчасть». Автомобиль для которого предназначалась «запчасть» - Hyundai Accent(тагаз), 2008г, двигатель G4EC(1.5 л., 16 клапанный), коробка передач автамотическая, VIN X7MCF41GP8A165655. Производитель «запчасти» GH артикул по каталогу на сайте 02131GH который является судя по вашему каталогу аналогом оригинального артикула Hyundai/Kia 86610-25000.</text:p>
      <text:p text:style-name="P2">Во время установки «запчасти» выяснилось, что она не подходит. У неё нарушены геометрические параметры, т. к. не подходит по заводским креплениям. Всё это подтверждается заключением о неисправности.</text:p>
      <text:p text:style-name="P2">В соответствии со ст.18 Закона РФ "О защите прав потребителей", потребитель, которому продан товар ненадлежащего качества, если оно не было оговорено продавцом, вправе отказаться от исполнения договора купли-продажи и потребовать возврата уплаченной за товар денежной суммы, а также возмещения всех причинённых убытков. </text:p>
      <text:p text:style-name="P2">В соответствии со ст. 22 Закона РФ «О защите прав потребителей» срок удовлетворения отдельных требований потребителя, в том числе возврата денег составляет 10 дней с момента получения требования. За просрочку ст. 23 Закона РФ «О защите прав потребителей» предусмотрена неустойка в размере 1% от цены товара за каждый день просрочки удовлетворения требования, причем размер неустойки не ограничивается. </text:p>
      <text:p text:style-name="P2"/>
      <text:p text:style-name="P2">В связи с вышеизложенным</text:p>
      <text:p text:style-name="P2"><text:span text:style-name="Strong_20_Emphasis">ПРОШУ: </text:span><text:span text:style-name="Strong_20_Emphasis"><text:span text:style-name="T1">за</text:span></text:span><text:span text:style-name="T1">брать</text:span> у меня «запчасть» и возвратить мне денежную сумму путем зачисления её на мой счет в вашем интернет магазине или выдать наличными.</text:p>
      <text:p text:style-name="P2"/>
      <text:p text:style-name="P2">В случае неудовлетворения заявленных требований в установленный срок, я имею намерение обратиться с исковым заявлением в защиту своих прав в судебные инстанции с требованиями указанными в претензии, а также с требованием по компенсации морального вреда; суд, в соответствии со ст. 13 Закона о защите прав потребителя, налагает на продавца штраф за неисполнение требований потребителя в добровольном порядке. Также с Вашей организации может быть взыскана госпошлина и исполнительский сбор.</text:p>
      <text:p text:style-name="P2"/>
      <text:p text:style-name="P2"><text:span text:style-name="Strong_20_Emphasis">Приложения:</text:span></text:p>
      <text:p text:style-name="P2"><text:span text:style-name="Strong_20_Emphasis"/></text:p>
      <text:list xml:id="list325497901" text:style-name="L1">
        <text:list-item>
          <text:p text:style-name="P5">Копия чека и товарной накладной на накладку бампера;</text:p>
        </text:list-item>
        <text:list-item>
          <text:p text:style-name="P5">Заказ наряд;</text:p>
        </text:list-item>
        <text:list-item>
          <text:p text:style-name="P5">Заключение о неисправности;</text:p>
        </text:list-item>
        <text:list-item>
          <text:p text:style-name="P5">Акт и чек;</text:p>
        </text:list-item>
        <text:list-item>
          <text:p text:style-name="P5">Сертификат соответствия сервиса.</text:p>
        </text:list-item>
      </text:list>
      <text:p text:style-name="P2"/>
      <text:p text:style-name="P2"/>
      <text:p text:style-name="P2">3 Декабря 2011г.                                                                                             Кузнецов А.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meta:initial-creator>
    <meta:creation-date>2011-11-29T16:04:15</meta:creation-date>
    <dc:date>2011-12-03T11:27:22</dc:date>
    <dc:creator>andrey </dc:creator>
    <meta:editing-duration>PT50M54S</meta:editing-duration>
    <meta:editing-cycles>6</meta:editing-cycles>
    <meta:generator>LibreOffice/3.4$Unix LibreOffice_project/340m1$Build-402</meta:generator>
    <meta:document-statistic meta:table-count="0" meta:image-count="0" meta:object-count="0" meta:page-count="1" meta:paragraph-count="18" meta:word-count="351" meta:character-count="2642" meta:non-whitespace-character-count="2216"/>
  </office:meta>
</office:document-meta>
</file>